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trap '' 1 2 3 18 #trap interrupts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5-12-24T12:39:43.949071490</dc:date>
    <meta:editing-duration>PT49M43S</meta:editing-duration>
    <meta:editing-cycles>28</meta:editing-cycles>
    <meta:generator>LibreOffice/4.2.8.2$Linux_X86_64 LibreOffice_project/420m0$Build-2</meta:generator>
    <meta:document-statistic meta:object-count="88"/>
  </office:meta>
</office:document-meta>
</file>